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cor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57">
            <text:p>5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BTOTAL(9;[Data.B2:Data.B31])" office:value-type="float" office:value="1477">
            <text:p>147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xpected results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297">
            <text:p>297</text:p>
          </table:table-cell>
        </table:table-row>
      </table:table>
      <table:database-ranges>
        <table:database-range table:target-range-address="Data.A1:Data.B3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lbany AMT" fo:language="en" fo:country="US" style:font-name-asian="Arial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9">10/19/2009</text:date>, <text:time>23:5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ohei Yoshida</meta:initial-creator>
    <meta:creation-date>2009-10-19T16:19:42</meta:creation-date>
    <dc:date>2009-10-19T23:55:14</dc:date>
    <dc:creator>Kohei Yoshida</dc:creator>
    <meta:editing-duration>PT00H20M55S</meta:editing-duration>
    <meta:editing-cycles>7</meta:editing-cycles>
    <meta:generator>OpenOffice.org/3.1$Linux OpenOffice.org_project/310m19$Build-9420</meta:generator>
    <meta:document-statistic meta:table-count="1" meta:cell-count="76" meta:object-count="0"/>
  </office:meta>
</office:document-meta>
</file>